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DD6E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DD6E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DD6E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DD6E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DD6E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DD6E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DD6E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DD6EE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DD6E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DD6E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DD6E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DD6E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DD6E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DD6E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DD6E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DD6E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DD6E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DD6E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DD6E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DD6E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blog<text:s/>info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blog<text:s/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Name</text:p>
          </table:table-cell>
          <table:table-cell table:style-name="TableCell36">
            <text:p text:style-name="P37">Name of the Blog visible on pag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logCopyright</text:p>
          </table:table-cell>
          <table:table-cell table:style-name="TableCell43">
            <text:p text:style-name="P44">Copyright of the Blog visible on pag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Edit</text:p>
          </table:table-cell>
          <table:table-cell table:style-name="TableCell50">
            <text:p text:style-name="P51">Save<text:s/>change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Cancel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12:00Z</dc:date>
    <meta:template xlink:href="Normal.dotm" xlink:type="simple"/>
    <meta:editing-cycles>9</meta:editing-cycles>
    <meta:editing-duration>PT360S</meta:editing-duration>
    <meta:document-statistic meta:page-count="1" meta:paragraph-count="1" meta:word-count="33" meta:character-count="233" meta:row-count="1" meta:non-whitespace-character-count="201"/>
  </office:meta>
</office:document-meta>
</file>